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60000029E5CE61070CEE667BA.png" manifest:media-type="image/png"/>
  <manifest:file-entry manifest:full-path="Pictures/10000001000005060000029E24481EC3D52155C2.png" manifest:media-type="image/png"/>
  <manifest:file-entry manifest:full-path="Pictures/10000001000005060000029E8AC89AA1A62C1E7A.png" manifest:media-type="image/png"/>
  <manifest:file-entry manifest:full-path="Pictures/10000001000005060000029E4E4A87FDBE78EA0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cd49" officeooo:paragraph-rsid="001bcd49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3" draw:name="Image1" text:anchor-type="char" svg:x="0in" svg:y="0.3126in" svg:width="6.9252in" svg:height="3.6075in" draw:z-index="0"><draw:image xlink:href="Pictures/10000001000005060000029E4E4A87FDBE78EA04.png" xlink:type="simple" xlink:show="embed" xlink:actuate="onLoad" draw:mime-type="image/png"/></draw:frame>1- </text:p>
      <text:p text:style-name="P1"/>
      <text:p text:style-name="P1"><text:s/><draw:frame draw:style-name="fr2" draw:name="Image2" text:anchor-type="char" svg:width="6.9252in" svg:height="3.6075in" draw:z-index="1"><draw:image xlink:href="Pictures/10000001000005060000029E8AC89AA1A62C1E7A.png" xlink:type="simple" xlink:show="embed" xlink:actuate="onLoad" draw:mime-type="image/png"/></draw:frame><text:s/></text:p>
      <text:p text:style-name="P1"/>
      <text:p text:style-name="P1"/>
      <text:p text:style-name="P1"><draw:frame draw:style-name="fr1" draw:name="Image4" text:anchor-type="char" svg:width="6.9252in" svg:height="3.6075in" draw:z-index="3"><draw:image xlink:href="Pictures/10000001000005060000029E24481EC3D52155C2.png" xlink:type="simple" xlink:show="embed" xlink:actuate="onLoad" draw:mime-type="image/png"/></draw:frame><text:soft-page-break/></text:p>
      <text:p text:style-name="P1"/>
      <text:p text:style-name="P1"/>
      <text:p text:style-name="P1"><draw:frame draw:style-name="fr1" draw:name="Image3" text:anchor-type="char" svg:width="6.9252in" svg:height="3.6075in" draw:z-index="2"><draw:image xlink:href="Pictures/10000001000005060000029E5CE61070CEE667B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9T01:19:17.375936882</meta:creation-date>
    <dc:date>2023-02-19T01:24:04.712823411</dc:date>
    <meta:editing-duration>PT4M48S</meta:editing-duration>
    <meta:editing-cycles>1</meta:editing-cycles>
    <meta:document-statistic meta:table-count="0" meta:image-count="4" meta:object-count="0" meta:page-count="2" meta:paragraph-count="2" meta:word-count="1" meta:character-count="5" meta:non-whitespace-character-count="2"/>
    <meta:generator>LibreOffice/7.3.7.2$Linux_X86_64 LibreOffice_project/30$Build-2</meta:generator>
  </office:meta>
</office:document-meta>
</file>